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dced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643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643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6433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43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7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62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67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7dced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265cm" svg:height="2.09cm" svg:x="9.681cm" svg:y="14.033cm" svg:viewBox="0 0 2266 2091" draw:points="20,2091 1661,2087 1684,2074 2266,1688 2257,0 592,11 0,421 5,2076">
            <text:p/>
          </draw:polygon>
          <draw:line draw:style-name="gr2" draw:text-style-name="P2" draw:layer="layout" svg:x1="9.684cm" svg:y1="14.451cm" svg:x2="9.684cm" svg:y2="16.118cm">
            <text:p/>
          </draw:line>
          <draw:line draw:style-name="gr2" draw:text-style-name="P2" draw:layer="layout" svg:x1="11.351cm" svg:y1="14.451cm" svg:x2="11.351cm" svg:y2="16.118cm">
            <text:p/>
          </draw:line>
          <draw:line draw:style-name="gr2" draw:text-style-name="P2" draw:layer="layout" svg:x1="9.684cm" svg:y1="14.451cm" svg:x2="11.351cm" svg:y2="14.451cm">
            <text:p/>
          </draw:line>
          <draw:line draw:style-name="gr2" draw:text-style-name="P2" draw:layer="layout" svg:x1="9.684cm" svg:y1="16.118cm" svg:x2="11.351cm" svg:y2="16.118cm">
            <text:p/>
          </draw:line>
          <draw:line draw:style-name="gr2" draw:text-style-name="P2" draw:layer="layout" svg:x1="11.328cm" svg:y1="14.451cm" svg:x2="11.945cm" svg:y2="14.033cm">
            <text:p/>
          </draw:line>
          <draw:line draw:style-name="gr2" draw:text-style-name="P2" draw:layer="layout" svg:x1="11.328cm" svg:y1="16.123cm" svg:x2="11.945cm" svg:y2="15.707cm">
            <text:p/>
          </draw:line>
          <draw:line draw:style-name="gr2" draw:text-style-name="P2" draw:layer="layout" svg:x1="9.686cm" svg:y1="14.453cm" svg:x2="10.28cm" svg:y2="14.033cm">
            <text:p/>
          </draw:line>
          <draw:line draw:style-name="gr3" draw:text-style-name="P2" draw:layer="layout" svg:x1="9.681cm" svg:y1="16.109cm" svg:x2="10.28cm" svg:y2="15.707cm">
            <text:p/>
          </draw:line>
          <draw:line draw:style-name="gr2" draw:text-style-name="P2" draw:layer="layout" svg:x1="10.266cm" svg:y1="14.033cm" svg:x2="11.931cm" svg:y2="14.033cm">
            <text:p/>
          </draw:line>
          <draw:line draw:style-name="gr4" draw:text-style-name="P2" draw:layer="layout" svg:x1="10.266cm" svg:y1="15.707cm" svg:x2="11.931cm" svg:y2="15.707cm">
            <text:p/>
          </draw:line>
          <draw:line draw:style-name="gr2" draw:text-style-name="P2" draw:layer="layout" svg:x1="11.933cm" svg:y1="14.033cm" svg:x2="11.94cm" svg:y2="15.721cm">
            <text:p/>
          </draw:line>
          <draw:line draw:style-name="gr5" draw:text-style-name="P2" draw:layer="layout" svg:x1="10.266cm" svg:y1="14.033cm" svg:x2="10.266cm" svg:y2="15.702cm">
            <text:p/>
          </draw:line>
          <draw:frame draw:style-name="gr6" draw:text-style-name="P4" draw:layer="layout" svg:width="0.743cm" svg:height="0.63cm" svg:x="11.154cm" svg:y="14.351cm">
            <draw:text-box>
              <text:p text:style-name="P3"><text:span text:style-name="T1">N</text:span></text:p>
            </draw:text-box>
          </draw:frame>
          <draw:frame draw:style-name="gr7" draw:text-style-name="P4" draw:layer="layout" svg:width="0.204cm" svg:height="0.38cm" svg:x="9.41cm" svg:y="16.04cm">
            <draw:text-box>
              <text:p text:style-name="P3"><text:span text:style-name="T1">T</text:span></text:p>
            </draw:text-box>
          </draw:frame>
          <draw:frame draw:style-name="gr8" draw:text-style-name="P4" draw:layer="layout" svg:width="0.207cm" svg:height="0.38cm" svg:x="11.422cm" svg:y="16.017cm">
            <draw:text-box>
              <text:p text:style-name="P3"><text:span text:style-name="T1">S</text:span></text:p>
            </draw:text-box>
          </draw:frame>
          <draw:frame draw:style-name="gr6" draw:text-style-name="P4" draw:layer="layout" svg:width="0.743cm" svg:height="0.63cm" svg:x="10.129cm" svg:y="15.203cm">
            <draw:text-box>
              <text:p text:style-name="P3"><text:span text:style-name="T1">U</text:span></text:p>
            </draw:text-box>
          </draw:frame>
          <draw:frame draw:style-name="gr9" draw:text-style-name="P4" draw:layer="layout" svg:width="0.262cm" svg:height="0.38cm" svg:x="10.156cm" svg:y="13.67cm">
            <draw:text-box>
              <text:p text:style-name="P3"><text:span text:style-name="T1">O</text:span></text:p>
            </draw:text-box>
          </draw:frame>
          <draw:frame draw:style-name="gr7" draw:text-style-name="P4" draw:layer="layout" svg:width="0.204cm" svg:height="0.38cm" svg:x="9.404cm" svg:y="14.28cm">
            <draw:text-box>
              <text:p text:style-name="P3"><text:span text:style-name="T1">P</text:span></text:p>
            </draw:text-box>
          </draw:frame>
          <draw:frame draw:style-name="gr10" draw:text-style-name="P4" draw:layer="layout" svg:width="0.167cm" svg:height="0.38cm" svg:x="12.01cm" svg:y="13.779cm">
            <draw:text-box>
              <text:p text:style-name="P3"><text:span text:style-name="T1">I</text:span></text:p>
            </draw:text-box>
          </draw:frame>
          <draw:frame draw:style-name="gr7" draw:text-style-name="P4" draw:layer="layout" svg:width="0.204cm" svg:height="0.38cm" svg:x="11.99cm" svg:y="15.495cm">
            <draw:text-box>
              <text:p text:style-name="P3"><text:span text:style-name="T1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31" draw:display-name="Dashed (var) 6431" draw:style="rect" draw:dots1="1" draw:dots1-length="0.009cm" draw:dots2="1" draw:dots2-length="0.009cm" draw:distance="0.009cm"/>
    <draw:stroke-dash draw:name="Dashed_20__28_var_29__20_6432" draw:display-name="Dashed (var) 6432" draw:style="rect" draw:dots1="1" draw:dots1-length="0.009cm" draw:dots2="1" draw:dots2-length="0.009cm" draw:distance="0.009cm"/>
    <draw:stroke-dash draw:name="Dashed_20__28_var_29__20_6433" draw:display-name="Dashed (var) 6433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0:57:29.132175236</meta:creation-date>
    <dc:date>2018-05-18T10:57:48.532266985</dc:date>
    <meta:editing-duration>PT20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